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Pictures/2000000A000033F700002D9889840C5F.svm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>
        <table:shapes>
          <draw:frame draw:z-index="0" draw:style-name="gr1" svg:width="13.301cm" svg:height="11.67cm" svg:x="0.138cm" svg:y="0.106cm">
            <draw:object draw:notify-on-update-of-ranges="Tabelle1.A2:Tabelle1.A4 Tabelle1.B1:Tabelle1.B1 Tabelle1.B2:Tabelle1.B4 Tabelle1.C1:Tabelle1.C1 Tabelle1.C2:Tabelle1.C4 Tabelle1.D1:Tabelle1.D1 Tabelle1.D2:Tabelle1.D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/>
          <table:table-cell office:value-type="string">
            <text:p>Changeset</text:p>
          </table:table-cell>
          <table:table-cell office:value-type="string">
            <text:p>New Ticket</text:p>
          </table:table-cell>
          <table:table-cell office:value-type="string">
            <text:p>Closed Ticket</text:p>
          </table:table-cell>
          <table:table-cell/>
          <table:table-cell office:value-type="string">
            <text:p>total</text:p>
          </table:table-cell>
        </table:table-row>
        <table:table-row table:style-name="ro1">
          <table:table-cell office:value-type="string">
            <text:p>Alexa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  <table:table-cell table:formula="of:=SUM([.B2:.D2])" office:value-type="float" office:value="33">
            <text:p>33</text:p>
          </table:table-cell>
        </table:table-row>
        <table:table-row table:style-name="ro1">
          <table:table-cell office:value-type="string">
            <text:p>Friedrich</text:p>
          </table:table-cell>
          <table:table-cell office:value-type="float" office:value="63">
            <text:p>63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table:formula="of:=SUM([.B3:.D3])" office:value-type="float" office:value="84">
            <text:p>84</text:p>
          </table:table-cell>
        </table:table-row>
        <table:table-row table:style-name="ro1">
          <table:table-cell office:value-type="string">
            <text:p>Henry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/>
          <table:table-cell table:formula="of:=SUM([.B4:.D4])" office:value-type="float" office:value="42">
            <text:p>42</text:p>
          </table:table-cell>
        </table:table-row>
      </table:table>
      <table:table table:name="Tabelle2" table:style-name="ta1">
        <table:shapes>
          <draw:frame draw:z-index="0" draw:name="Grafik 2" draw:style-name="gr2" draw:text-style-name="P1" svg:width="13.302cm" svg:height="11.671cm" svg:x="4.516cm" svg:y="17.544cm">
            <draw:image xlink:href="Pictures/2000000A000033F700002D9889840C5F.svm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 Light" style:language-asian="zh" style:country-asian="CN" style:font-name-complex="DejaVu Sans Light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0">20.08.2012</text:date>, <text:time>16:58:0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 Schlegel</meta:initial-creator>
    <meta:creation-date>2012-08-20T13:31:45</meta:creation-date>
    <dc:date>2012-08-20T16:58:04</dc:date>
    <dc:creator>Alexa Schlegel</dc:creator>
    <meta:editing-duration>PT1H1S</meta:editing-duration>
    <meta:editing-cycles>3</meta:editing-cycles>
    <meta:generator>LibreOffice/3.4$Unix LibreOffice_project/340m1$Build-402</meta:generator>
    <meta:document-statistic meta:table-count="3" meta:cell-count="1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00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66666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999999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302cm" svg:height="11.671cm" xlink:href=".." xlink:type="simple" chart:class="chart:bar" chart:style-name="ch1">
        <chart:legend chart:legend-position="top" svg:x="3.095cm" svg:y="0.786cm" style:legend-expansion="wide" chart:style-name="ch2"/>
        <chart:plot-area chart:style-name="ch3" table:cell-range-address="Tabelle1.A1:Tabelle1.D4" chart:data-source-has-labels="both" svg:x="1.277cm" svg:y="1.85cm" svg:width="11.493cm" svg:height="8.607cm">
          <chartooo:coordinate-region svg:x="2.084cm" svg:y="2.049cm" svg:width="10.686cm" svg:height="7.911cm"/>
          <chart:axis chart:dimension="x" chart:name="primary-x" chart:style-name="ch4" chartooo:axis-type="auto">
            <chartooo:date-scale/>
            <chart:title svg:x="6.265cm" svg:y="10.69cm" chart:style-name="ch5">
              <text:p>Personen</text:p>
            </chart:title>
            <chart:categories table:cell-range-address="Tabelle1.A2:Tabelle1.A4"/>
          </chart:axis>
          <chart:axis chart:dimension="y" chart:name="primary-y" chart:style-name="ch6">
            <chart:title svg:x="0.451cm" svg:y="8.314cm" chart:style-name="ch7">
              <text:p>Gesamtanzahl der Aktivitäten</text:p>
            </chart:title>
            <chart:grid chart:style-name="ch8" chart:class="major"/>
          </chart:axis>
          <chart:series chart:style-name="ch9" chart:values-cell-range-address="Tabelle1.B2:Tabelle1.B4" chart:label-cell-address="Tabelle1.B1:Tabelle1.B1" chart:class="chart:bar">
            <chart:data-point chart:repeated="3"/>
          </chart:series>
          <chart:series chart:style-name="ch10" chart:values-cell-range-address="Tabelle1.C2:Tabelle1.C4" chart:label-cell-address="Tabelle1.C1:Tabelle1.C1" chart:class="chart:bar">
            <chart:data-point chart:repeated="3"/>
          </chart:series>
          <chart:series chart:style-name="ch11" chart:values-cell-range-address="Tabelle1.D2:Tabelle1.D4" chart:label-cell-address="Tabelle1.D1:Tabelle1.D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angeset</text:p>
                <draw:g>
                  <svg:desc>Tabelle1.B1:Tabelle1.B1</svg:desc>
                </draw:g>
              </table:table-cell>
              <table:table-cell office:value-type="string">
                <text:p>New Ticket</text:p>
                <draw:g>
                  <svg:desc>Tabelle1.C1:Tabelle1.C1</svg:desc>
                </draw:g>
              </table:table-cell>
              <table:table-cell office:value-type="string">
                <text:p>Closed Ticket</text:p>
                <draw:g>
                  <svg:desc>Tabelle1.D1:Tabelle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lexa</text:p>
                <draw:g>
                  <svg:desc>Tabelle1.A2:Tabelle1.A4</svg:desc>
                </draw:g>
              </table:table-cell>
              <table:table-cell office:value-type="float" office:value="21">
                <text:p>21</text:p>
                <draw:g>
                  <svg:desc>Tabelle1.B2:Tabelle1.B4</svg:desc>
                </draw:g>
              </table:table-cell>
              <table:table-cell office:value-type="float" office:value="7">
                <text:p>7</text:p>
                <draw:g>
                  <svg:desc>Tabelle1.C2:Tabelle1.C4</svg:desc>
                </draw:g>
              </table:table-cell>
              <table:table-cell office:value-type="float" office:value="5">
                <text:p>5</text:p>
                <draw:g>
                  <svg:desc>Tabelle1.D2:Tabelle1.D4</svg:desc>
                </draw:g>
              </table:table-cell>
            </table:table-row>
            <table:table-row>
              <table:table-cell office:value-type="string">
                <text:p>Friedrich</text:p>
              </table:table-cell>
              <table:table-cell office:value-type="float" office:value="63">
                <text:p>63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Henry</text:p>
              </table:table-cell>
              <table:table-cell office:value-type="float" office:value="31">
                <text:p>31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